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 draw:fontwork-adjust="center" draw:fontwork-distance="0cm" draw:fontwork-start="0cm" draw:fontwork-outline="false" draw:fontwork-shadow-offset-x="0cm" draw:fontwork-shadow-offset-y="0cm" draw:fontwork-hide-form="fals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 draw:fontwork-style="rotate" draw:fontwork-distance="0cm" draw:fontwork-start="0cm" draw:fontwork-shadow="normal" draw:fontwork-shadow-offset-x="0cm" draw:fontwork-shadow-offset-y="0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 draw:fontwork-style="rotat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5cm" svg:height="2cm" svg:x="17.5cm" svg:y="5cm">
          <text:p text:style-name="P1"><text:span text:style-name="T1">Gestion de projets</text:span></text:p>
          <text:p text:style-name="P1"><text:span text:style-name="T2"/></text:p>
          <text:p text:style-name="P1"><text:span text:style-name="T2">Red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cm" svg:height="2cm" svg:x="9.5cm" svg:y="8.5cm">
          <text:p text:style-name="P1"><text:span text:style-name="T1">PIC</text:span></text:p>
          <text:p text:style-name="P1"><text:span text:style-name="T2"/></text:p>
          <text:p text:style-name="P1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3cm" svg:x="8.5cm" svg:y="0.5cm">
          <text:p text:style-name="P1"><text:span text:style-name="T1">Système de gestion</text:span><text:span text:style-name="T1"><text:line-break/></text:span><text:span text:style-name="T1">de versions</text:span></text:p>
          <text:p text:style-name="P1"><text:span text:style-name="T2"/></text:p>
          <text:p text:style-name="P1"><text:span text:style-name="T2">Subver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cm" svg:height="3cm" svg:x="0.5cm" svg:y="4.5cm">
          <text:p text:style-name="P1"><text:span text:style-name="T1">Tests</text:span></text:p>
          <text:p text:style-name="P1"><text:span text:style-name="T2"/></text:p>
          <text:p text:style-name="P1"><text:span text:style-name="T2">Selenium</text:span></text:p>
          <text:p text:style-name="P1"><text:span text:style-name="T2">PHPUnit, JUni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1cm" svg:y1="8.5cm" svg:x2="11cm" svg:y2="3.5cm" draw:start-shape="id1" draw:end-shape="id2" svg:d="m11000 8500v-5000">
          <text:p text:style-name="P2"><text:span text:style-name="T3">récupère les sources</text:span></text:p>
        </draw:connector>
        <draw:connector draw:style-name="gr6" draw:text-style-name="P2" draw:layer="layout" draw:type="line" svg:x1="13.5cm" svg:y1="2cm" svg:x2="20cm" svg:y2="5cm" draw:start-shape="id2" draw:start-glue-point="1" draw:end-shape="id3" draw:end-glue-point="0" svg:d="m13500 2000 6500 3000">
          <text:p text:style-name="P2"><text:span text:style-name="T3">liste les révisions</text:span></text:p>
        </draw:connector>
        <draw:connector draw:style-name="gr7" draw:text-style-name="P2" draw:layer="layout" draw:type="line" svg:x1="2.5cm" svg:y1="4.5cm" svg:x2="8.5cm" svg:y2="2cm" draw:start-shape="id4" draw:start-glue-point="0" draw:end-shape="id2" draw:end-glue-point="3" svg:d="m2500 4500 6000-2500">
          <text:p text:style-name="P2"><text:span text:style-name="T3">héberge</text:span></text:p>
        </draw:connector>
        <draw:connector draw:style-name="gr7" draw:text-style-name="P2" draw:layer="layout" draw:type="line" svg:x1="12.5cm" svg:y1="9.5cm" svg:x2="20cm" svg:y2="7cm" draw:start-shape="id1" draw:start-glue-point="1" draw:end-shape="id3" draw:end-glue-point="2" svg:d="m12500 9500 7500-2500">
          <text:p text:style-name="P2"><text:span text:style-name="T3">récupère l'état du projet</text:span></text:p>
        </draw:connector>
        <draw:connector draw:style-name="gr7" draw:text-style-name="P2" draw:layer="layout" draw:type="line" svg:x1="2.5cm" svg:y1="7.5cm" svg:x2="9.5cm" svg:y2="9.5cm" draw:start-shape="id4" draw:start-glue-point="2" draw:end-shape="id1" draw:end-glue-point="3" svg:d="m2500 7500 7000 2000">
          <text:p text:style-name="P2"><text:span text:style-name="T3">exécute</text:span>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9-04T16:26:54</meta:creation-date>
    <dc:date>2011-09-04T17:04:16</dc:date>
    <dc:creator>Jérémy Subtil</dc:creator>
    <meta:editing-duration>PT4M21S</meta:editing-duration>
    <meta:editing-cycles>1</meta:editing-cycles>
    <meta:document-statistic meta:object-count="9"/>
    <meta:generator>LibreOffice/3.4$Unix LibreOffice_project/340m1$Build-302</meta:generator>
  </office:meta>
</office:document-meta>
</file>